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2" style:family="paragraph" style:parent-style-name="Standard" style:list-style-name="L3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4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oBU Changes</text:p>
      <text:p text:style-name="P3"/>
      <text:p text:style-name="P1"/>
      <text:list xml:id="list85873355" text:style-name="L1">
        <text:list-item>
          <text:p text:style-name="P7"><text:span text:style-name="T4">new class structure</text:span>: <text:span text:style-name="T1">FEDHeader / FEDTrailer -&gt; FEDFrame -&gt; SuperFragment -&gt; ABUEvent, </text:span><text:span text:style-name="T2">and associated convenience methods (access to fields and components)</text:span></text:p>
          <text:p text:style-name="P10"/>
        </text:list-item>
        <text:list-item>
          <text:p text:style-name="P10">one memory allocation operation per Superfragment in event. When reusing event, <text:span text:style-name="T4">superfragments get overwritten</text:span></text:p>
          <text:p text:style-name="P10"/>
        </text:list-item>
        <text:list-item>
          <text:p text:style-name="P10"><text:span text:style-name="T4">configurable event structure</text:span> (number of FED's in superfragment, number of superfragments in event); added <text:span text:style-name="T1">ABUConfig</text:span> class used in event constructor, may be used in default mode or file input mode (TODO).</text:p>
          <text:p text:style-name="P10"/>
        </text:list-item>
        <text:list-item>
          <text:p text:style-name="P10">if the preallocated superfragment size / length is not enough to accomodate all FED's in an event, <text:span text:style-name="T4">superfragments are expanded</text:span> in turn, until all FEDs fit</text:p>
          <text:p text:style-name="P10"/>
        </text:list-item>
        <text:list-item>
          <text:p text:style-name="P10">event generation modes: FIXED, RANDOM-SIMPLE, PLAYBACK</text:p>
          <text:p text:style-name="P10"/>
        </text:list-item>
        <text:list-item>
          <text:p text:style-name="P10">added START script, fixed destroy script</text:p>
          <text:p text:style-name="P10"/>
        </text:list-item>
        <text:list-item>
          <text:p text:style-name="P10">unit tests for classes</text:p>
          <text:p text:style-name="P10"/>
        </text:list-item>
      </text:list>
      <text:p text:style-name="P5">*****</text:p>
      <text:p text:style-name="P5"/>
      <text:p text:style-name="P4"/>
      <text:list xml:id="list2136015375" text:style-name="L2">
        <text:list-item>
          <text:p text:style-name="P8"><text:span text:style-name="T4">replaced evf::StateMachine </text:span><text:span text:style-name="T5">with a new implementation using the </text:span><text:span text:style-name="T4">boost::statechart </text:span><text:span text:style-name="T5">library; the application states and associated logic are now decoupled</text:span></text:p>
          <text:p text:style-name="P8"><text:span text:style-name="T5"/></text:p>
        </text:list-item>
        <text:list-item>
          <text:p text:style-name="P8"><text:span text:style-name="T4">removed semaphores</text:span> that control application flow (<text:span text:style-name="T1">build, send, rqst</text:span><text:span text:style-name="T2">), replaced with </text:span><text:span text:style-name="T3">task queue</text:span><text:span text:style-name="T2">. Removed </text:span><text:span text:style-name="T1">building</text:span><text:span text:style-name="T2"> and </text:span><text:span text:style-name="T1">sending</text:span><text:span text:style-name="T2"> workloops, replaced by </text:span><text:span text:style-name="T1">executing</text:span><text:span text:style-name="T2"> workloop. By sharing the task queue, more </text:span><text:span text:style-name="T1">executing workloops</text:span><text:span text:style-name="T2"> can be started and used to accomplish tasks. (TODO: check performance benefits)</text:span></text:p>
          <text:p text:style-name="P11"/>
        </text:list-item>
        <text:list-item>
          <text:p text:style-name="P8"><text:span text:style-name="T2">modified </text:span><text:span text:style-name="T1">lock()</text:span><text:span text:style-name="T2"> operation on semaphores so that </text:span><text:span text:style-name="T3">interrupting signals are ignored</text:span><text:span text:style-name="T2"> (</text:span><text:span text:style-name="T1">sem_wait </text:span><text:span text:style-name="T2">is restarted); needs testing with gdb</text:span></text:p>
          <text:p text:style-name="P11"/>
        </text:list-item>
        <text:list-item>
          <text:p text:style-name="P11"><text:span text:style-name="T4">abstracted I2O message chain creation</text:span>. There are two choices of message chain creation: simple (no splitting of FEDs between message blocks) and the old version of the algorithm.</text:p>
          <text:p text:style-name="P11"/>
        </text:list-item>
      </text:list>
      <text:list xml:id="list1602389278" text:continue-list="list85873355" text:style-name="L1">
        <text:list-item>
          <text:p text:style-name="P10">for evaluation purposes, a <text:span text:style-name="T1">Workloop</text:span> was added to log the number of events sent to the FU every 5 seconds</text:p>
          <text:p text:style-name="P10"/>
        </text:list-item>
      </text:list>
      <text:list xml:id="list1207233579" text:continue-list="list2136015375" text:style-name="L2">
        <text:list-header>
          <text:p text:style-name="P11"/>
        </text:list-header>
      </text:list>
      <text:p text:style-name="P4"/>
      <text:p text:style-name="P4"/>
      <text:p text:style-name="P4"/>
      <text:p text:style-name="P4"/>
      <text:p text:style-name="P4"/>
      <text:p text:style-name="P6"><text:soft-page-break/>TO DO</text:p>
      <text:p text:style-name="P6"/>
      <text:list xml:id="list321336958" text:style-name="L3">
        <text:list-item>
          <text:p text:style-name="P14">File input mode in event structure configuration</text:p>
          <text:p text:style-name="P14"/>
        </text:list-item>
        <text:list-item>
          <text:p text:style-name="P14">Comparison with old version in terms of performance</text:p>
          <text:p text:style-name="P14"/>
        </text:list-item>
        <text:list-item>
          <text:p text:style-name="P12">System tes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i Spataru</meta:initial-creator>
    <meta:creation-date>2011-08-05T09:31:07</meta:creation-date>
    <dc:date>2011-10-05T14:10:44</dc:date>
    <dc:creator>Andrei Spataru</dc:creator>
    <meta:editing-duration>PT03H14M36S</meta:editing-duration>
    <meta:editing-cycles>48</meta:editing-cycles>
    <meta:generator>OpenOffice.org/3.1$Unix OpenOffice.org_project/310m19$Build-9420</meta:generator>
    <meta:document-statistic meta:table-count="0" meta:image-count="0" meta:object-count="0" meta:page-count="2" meta:paragraph-count="18" meta:word-count="272" meta:character-count="1747"/>
  </office:meta>
</office:document-meta>
</file>